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ython3 -m venv myenv &amp;&amp; source myenv/bin/activate &amp;&amp; pip install pandas</text:p>
      <text:p text:style-name="Standard">python3 ./fetch_sec_annual_financials.py --cik 1652044</text:p>
      <text:p text:style-name="Standard"/>
      <text:p text:style-name="Standard">#no parameter for all companies</text:p>
      <text:p text:style-name="Standard">python3 ./fetch_sec_annual_financials.py </text:p>
      <text:p text:style-name="Standard"/>
      <text:p text:style-name="Standard"/>
      <text:p text:style-name="Standard">API <text:a xlink:type="simple" xlink:href="https://data.sec.gov/api/xbrl/companyfacts/CIK0001652044.json" text:style-name="Internet_20_link" text:visited-style-name="Visited_20_Internet_20_Link">https://data.sec.gov/api/xbrl/companyfacts/CIK0001652044.json</text:a></text:p>
      <text:p text:style-name="Standard"/>
      <text:p text:style-name="Text_20_body">Yes, exactly.</text:p>
      <text:p text:style-name="Text_20_body">The year column in your sec_annual_data table represents the <text:span text:style-name="Strong_20_Emphasis">company's designated Fiscal Year</text:span>.</text:p>
      <text:p text:style-name="Text_20_body">So, a record where year = 2024 contains the consolidated annual financial data <text:span text:style-name="Strong_20_Emphasis">for the company's Fiscal Year 2024</text:span>.</text:p>
      <text:list text:style-name="L1">
        <text:list-item>
          <text:p text:style-name="P1"><text:span text:style-name="Strong_20_Emphasis">For companies whose fiscal year aligns with the calendar year (like Alphabet/Google):</text:span> Fiscal Year 2024 covers the financial activity from January 1, 2024, to December 31, 2024.</text:p>
        </text:list-item>
        <text:list-item>
          <text:p text:style-name="P1"><text:span text:style-name="Strong_20_Emphasis">For companies with different fiscal year ends (e.g., ending June 30th):</text:span> Fiscal Year 2024 would cover July 1, 2023, to June 30, 2024.</text:p>
        </text:list-item>
      </text:list>
      <text:p text:style-name="Text_20_body">The script ensures this by filtering the SEC data for entries marked with fp = 'FY' (Fiscal Period = Fiscal Year) and fy = 2024 (Fiscal Year = 2024) and consolidating the relevant financial tags (Assets, Revenues, NetIncomeLoss, etc.) found in those entries (prioritizing the 10-K filing).</text:p>
      <text:p text:style-name="Text_20_body">Even though we saw the period_end_date stored for Alphabet's year=2024 record was 2023-12-31 (likely due to the specific XBRL source data point selected for metadata), the record itself, identified by year=2024, <text:span text:style-name="Strong_20_Emphasis">represents the financial summary for their official Fiscal Year 2024.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HK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HK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0T17:02:27.410023045</meta:creation-date>
    <meta:generator>LibreOffice/24.2.7.2$Linux_X86_64 LibreOffice_project/420$Build-2</meta:generator>
    <dc:date>2025-04-20T17:03:34.159558204</dc:date>
    <meta:editing-duration>PT1M8S</meta:editing-duration>
    <meta:editing-cycles>2</meta:editing-cycles>
    <meta:document-statistic meta:table-count="0" meta:image-count="0" meta:object-count="0" meta:page-count="1" meta:paragraph-count="12" meta:word-count="199" meta:character-count="1364" meta:non-whitespace-character-count="1179"/>
  </office:meta>
</office:document-meta>
</file>